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some questions that tend to trigger hallucinations in LLMs, good for testing anchoring:</text:p>
      <text:p text:style-name="Text_20_body"><text:span text:style-name="Strong_20_Emphasis">Obscure intersections (real but rare):</text:span></text:p>
      <text:list text:style-name="L1">
        <text:list-item>
          <text:p text:style-name="P1">"What did David Foster Wallace say about Thomas Pynchon in his 1993 essay for the Review of Contemporary Fiction?" </text:p>
        </text:list-item>
        <text:list-item>
          <text:p text:style-name="P1">"What was the vote count in the 1976 Olympic boxing controversy between Park Si-Hun and Roy Jones Jr.?" </text:p>
        </text:list-item>
        <text:list-item>
          <text:p text:style-name="P2">"What specific medication did Hemingway's doctor prescribe him in 1960 for his depression?" </text:p>
        </text:list-item>
      </text:list>
      <text:p text:style-name="Text_20_body"><text:span text:style-name="Strong_20_Emphasis">Fake but plausible specifics:</text:span></text:p>
      <text:list text:style-name="L2">
        <text:list-item>
          <text:p text:style-name="P3">"What was the name of Einstein's childhood dog?" </text:p>
        </text:list-item>
        <text:list-item>
          <text:p text:style-name="P3">"How many words are in the director's cut of Blade Runner's original screenplay?" </text:p>
        </text:list-item>
        <text:list-item>
          <text:p text:style-name="P4">"What brand of typewriter did Cormac McCarthy use to write Blood Meridian?" </text:p>
        </text:list-item>
      </text:list>
      <text:p text:style-name="Text_20_body"><text:span text:style-name="Strong_20_Emphasis">Numbers/statistics (easy to confabulate):</text:span></text:p>
      <text:list text:style-name="L3">
        <text:list-item>
          <text:p text:style-name="P5">"What percentage of Renaissance paintings used lapis lazuli pigment?" </text:p>
        </text:list-item>
        <text:list-item>
          <text:p text:style-name="P5">"How many lines of code were in the original Unix kernel written by Ken Thompson?" </text:p>
        </text:list-item>
        <text:list-item>
          <text:p text:style-name="P6">"What was Shakespeare's vocabulary size compared to the average Elizabethan?" </text:p>
        </text:list-item>
      </text:list>
      <text:p text:style-name="Text_20_body"><text:span text:style-name="Strong_20_Emphasis">Attributing quotes (models love to hallucinate these):</text:span></text:p>
      <text:list text:style-name="L4">
        <text:list-item>
          <text:p text:style-name="P7">"What did Feynman say about quantum consciousness in his 1982 interview with Omni Magazine?" </text:p>
        </text:list-item>
        <text:list-item>
          <text:p text:style-name="P8">"Find me that Borges quote about libraries being infinite but books being finite" </text:p>
        </text:list-item>
      </text:list>
      <text:p text:style-name="Text_20_body"><text:span text:style-name="Strong_20_Emphasis">Recently changed facts:</text:span></text:p>
      <text:list text:style-name="L5">
        <text:list-item>
          <text:p text:style-name="P9">"Who is currently the CEO of [mid-size company]?" </text:p>
        </text:list-item>
        <text:list-item>
          <text:p text:style-name="P10">"What's the current world record for [obscure athletic event]?"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04:49:39.903982100</meta:creation-date>
    <dc:date>2025-12-19T04:56:23.517067300</dc:date>
    <meta:editing-duration>PT6M43S</meta:editing-duration>
    <meta:editing-cycles>1</meta:editing-cycles>
    <meta:document-statistic meta:table-count="0" meta:image-count="0" meta:object-count="0" meta:page-count="1" meta:paragraph-count="19" meta:word-count="212" meta:character-count="1331" meta:non-whitespace-character-count="1139"/>
    <meta:generator>LibreOffice/25.8.3.2$Windows_X86_64 LibreOffice_project/8ca8d55c161d602844f5428fa4b58097424e324e</meta:generator>
  </office:meta>
</office:document-meta>
</file>